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13c" officeooo:paragraph-rsid="0007013c"/>
    </style:style>
    <style:style style:name="P2" style:family="paragraph" style:parent-style-name="Standard">
      <style:text-properties officeooo:rsid="000773a7" officeooo:paragraph-rsid="000773a7"/>
    </style:style>
    <style:style style:name="T1" style:family="text">
      <style:text-properties officeooo:rsid="00077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e Crane</text:p>
      <text:p text:style-name="P1"/>
      <text:p text:style-name="P2">For this project I used Linux 17.1 Cinnamon 32-bit.</text:p>
      <text:p text:style-name="P1"/>
      <text:p text:style-name="P1">The first thing that I did to allow buffer overflow exploit<text:span text:style-name="T1">s</text:span> was disable <text:span text:style-name="T1">address space randomization.</text:span></text:p>
      <text:p text:style-name="P1"/>
      <text:p text:style-name="P2">I accomplished this by using the following command: </text:p>
      <text:p text:style-name="P2"><text:tab/>sudo sysctl -w kernel.randomize_va_space=0</text:p>
      <text:p text:style-name="P2"/>
      <text:p text:style-name="P2">The second thing I did to allow buffer overflow exploits was installing zsh a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</meta:initial-creator>
    <meta:creation-date>2015-04-07T12:20:28.864504977</meta:creation-date>
    <dc:date>2015-04-07T12:30:37.151330369</dc:date>
    <dc:creator>Jake </dc:creator>
    <meta:editing-duration>PT7M41S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6" meta:word-count="53" meta:character-count="337" meta:non-whitespace-character-count="287"/>
  </office:meta>
</office:document-meta>
</file>